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ListParagraph" style:list-style-name="LFO1" style:family="paragraph">
      <style:text-properties fo:font-weight="bold" style:font-weight-asian="bold" style:font-weight-complex="bold" fo:font-size="12pt" style:font-size-asian="12pt" style:font-size-complex="12pt"/>
    </style:style>
    <style:style style:name="P4" style:parent-style-name="Normal" style:family="paragraph">
      <style:text-properties style:font-name="Calibri" style:font-name-complex="Calibri" fo:font-size="12pt" style:font-size-asian="12pt" style:font-size-complex="12pt"/>
    </style:style>
    <style:style style:name="T5" style:parent-style-name="DefaultParagraphFont" style:family="text">
      <style:text-properties style:font-name="Calibri" style:font-name-complex="Calibri"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style:text-position="super 66.6%"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weight="bold" style:font-weight-asian="bold" style:font-weight-complex="bold"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paragraph-properties fo:break-before="page"/>
      <style:text-properties fo:font-weight="bold" style:font-weight-asian="bold" style:font-weight-complex="bold" fo:font-size="12pt" style:font-size-asian="12pt" style:font-size-complex="12pt" fo:hyphenate="true"/>
    </style:style>
    <style:style style:name="P36" style:parent-style-name="ListParagraph" style:list-style-name="LFO1" style:family="paragraph">
      <style:text-properties fo:font-weight="bold" style:font-weight-asian="bold" style:font-weight-complex="bold"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paragraph-properties fo:break-before="page"/>
      <style:text-properties fo:font-weight="bold" style:font-weight-asian="bold" style:font-weight-complex="bold" fo:font-size="12pt" style:font-size-asian="12pt" style:font-size-complex="12pt" fo:hyphenate="true"/>
    </style:style>
    <style:style style:name="P42" style:parent-style-name="ListParagraph" style:list-style-name="LFO1" style:family="paragraph">
      <style:text-properties fo:font-weight="bold" style:font-weight-asian="bold" style:font-weight-complex="bold"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ListParagraph" style:list-style-name="LFO6" style:family="paragraph">
      <style:text-properties fo:font-size="12pt" style:font-size-asian="12pt" style:font-size-complex="12pt"/>
    </style:style>
    <style:style style:name="P45" style:parent-style-name="ListParagraph" style:list-style-name="LFO6" style:family="paragraph">
      <style:text-properties fo:font-size="12pt" style:font-size-asian="12pt" style:font-size-complex="12pt"/>
    </style:style>
    <style:style style:name="P46" style:parent-style-name="ListParagraph" style:list-style-name="LFO6" style:family="paragraph">
      <style:text-properties fo:font-size="12pt" style:font-size-asian="12pt" style:font-size-complex="12pt"/>
    </style:style>
    <style:style style:name="P47" style:parent-style-name="ListParagraph" style:list-style-name="LFO6"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ListParagraph" style:list-style-name="LFO5" style:family="paragraph">
      <style:text-properties fo:font-size="12pt" style:font-size-asian="12pt" style:font-size-complex="12pt"/>
    </style:style>
    <style:style style:name="P50" style:parent-style-name="ListParagraph" style:list-style-name="LFO5" style:family="paragraph">
      <style:text-properties fo:font-size="12pt" style:font-size-asian="12pt" style:font-size-complex="12pt"/>
    </style:style>
    <style:style style:name="P51" style:parent-style-name="ListParagraph" style:list-style-name="LFO5"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office:automatic-styles>
  <office:body>
    <office:text text:use-soft-page-breaks="true">
      <text:p text:style-name="P1">ED303: Opening Statement</text:p>
      <text:p text:style-name="P2"/>
      <text:list text:style-name="LFO1" text:continue-numbering="true">
        <text:list-item>
          <text:p text:style-name="P3">Learning and Teaching philosophy</text:p>
        </text:list-item>
      </text:list>
      <text:p text:style-name="P4"/>
      <text:p text:style-name="Normal"><text:span text:style-name="T5">Teaching practice and school observations are considered to be a core aspect of all teacher education courses throughout Ireland. During practical teacher education, students gain the opportunity to learn from experienced teachers and develop key skills through their observations, “particularly in the areas of planning, teaching, classroom management, and the organisation of learning activities for pupils” (Department of Education and Science, 2006, p</text:span></text:p>
      <text:p text:style-name="P6"/>
      <text:p text:style-name="P7"/>
      <text:p text:style-name="Normal"><text:span text:style-name="T8">During a 2</text:span><text:span text:style-name="T9">nd</text:span><text:span text:style-name="T10"><text:s/>year Psychology module, I was asked to reflect on my history in school and write an educational autobiography. This helped me reflect upon my education, the types of schools I attended</text:span><text:span text:style-name="T11">, and how the different teachers I’ve had have influenced my own teaching style and values.</text:span></text:p>
      <text:p text:style-name="P12">Morris &amp; Glass write:</text:p>
      <text:p text:style-name="Normal"><text:span text:style-name="T13">“People learn to teach, in part, by growing up in a culture – by serving as passive apprentices for 12 years or more when they themselves were students. When they face the real challenges of the classroom, they often abandon new practices and revert to the teaching methods their teachers used.”<text:s/></text:span><text:span text:style-name="T14">(Morris &amp; Glass, p.2)</text:span></text:p>
      <text:p text:style-name="P15"/>
      <text:p text:style-name="P16">My teaching philosophy and values have been heavily influenced by my time in school, however my time in university has given me a wider context which I will discuss shortly. My experiences in primary and secondary school were very similar to each other. Both schools were Irish-speaking, with a predominantly middle-class student population. There was a meritocratic ethos and teachers nearly always had a formal traditionalist approach to their teaching. I still believe this approach has some strengths, especially in the teaching of mathematics. The traditional teaching style is something that happened to suit me as a learner. I found that I easily understood my teachers’ explanations and looked forward to spending time practicing procedural tasks and applying the latest methods they gave me. I easily understood the abstract explanations and had no difficulty interpreting my teachers’ traditional style. This teaching style, however, didn’t seem to fit with other students in my classes. If they couldn’t understand my teachers’ notes, little time was given to offer alternate explanations and many students were simply seen as not being ‘maths people’. Reflecting upon my school experience has helped me realise that much of my own learning has been dominated by a formal ‘talk and chalk’ approach to mathematics, one that expected the students to replicate procedures followed by the teacher regardless of different learning styles or whether the students even understood what they were replicating. My time spent pursuing this BME, and the introduction of Project Maths, has<text:s/><text:soft-page-break/>highlighted the importance of a more inclusive approach to the teaching of mathematics. In contrast with the traditional style of teaching, a modern constructivist approach is centred around students’ understanding. In my opinion, in order be an effective teacher, the content and structure of each lesson<text:s/>should<text:s/>be adapted to account for the diversity of any given classroom. Content should be adapted so that it is taught in the context of real life applications, as this will engage with a wider range of students.<text:s/></text:p>
      <text:p text:style-name="P17"/>
      <text:p text:style-name="P18">My personal<text:s/>opinions<text:s/>of teaching<text:s/>explained in<text:s/>the<text:s/>preceding paragraph are derived from my engagement with<text:s/>the psychology and<text:s/>philosophy<text:s/>of education.<text:s/>Constructivism is a broad term that encompasses the work of many educational psychologists and philosophers,<text:s/>including Jean Piaget, Lev Vygotsky and John Dewey.<text:s/>While there is no single constructivist theory of learning, constructivists are said to share two main ideas: that learners play an active role in constructing their own knowledge, and that social interactions heavily influence knowledge construction (Brunin etal.,2004).</text:p>
      <text:p text:style-name="P19"/>
      <text:p text:style-name="P20">In contrast to how traditionalists see learning as a passive transfer of knowledge,<text:s/>‘individual constructivists’ propose that an individual’s previous “knowledge, beliefs, self-concept or identity” all influence how learning takes place. Piaget (1970) advises that children advance through four stages of cognitive<text:s/>development, with their thinking at each stage building on and incorporating those previous.<text:s/>He<text:s/>goes on to<text:s/>explain how the processes of assimilation and accommodation are used by the learner to process new information. Assimilation occurs when the learner interprets new information in the context of their current<text:s/>structure of cognitive development,<text:s/>modifying it to fit<text:s/>with existing knowledge and beliefs.<text:s/>Accommodation, on the other hand,<text:s/>occurs when existing cognitive structures are adapted or updated to account for the new knowledge (Piaget, 1985).<text:s/></text:p>
      <text:p text:style-name="P21"/>
      <text:p text:style-name="Normal"><text:span text:style-name="T22">Leo Vygostsky, a social constructivist, proclaims that learning is shaped by “social interaction, cultural tools and activity” (Woolfolk et al., p.404, 2014). Through participating in activities with others, learners internalise and appropriate the knowledge and strategies of those around them. Vygostky<text:s/></text:span><text:span text:style-name="T23">(1934)<text:s/></text:span><text:span text:style-name="T24">believes that learning takes place</text:span><text:span text:style-name="T25"><text:s/>inside the ‘Zone of Proximal Development’. In this zone, learners can master concepts they wouldn’t normally understand on their own by working together with others that are more advanced. Learning is ensured by intersubjectivity</text:span><text:span text:style-name="T26"><text:s/>and</text:span><text:span text:style-name="T27"><text:s/>scaffolding. Intersubjectivity defines the process that occurs when two learners who begin a task with different levels of understanding grow towards a shared understanding through communication and adjusting to each other’s perspectives. Scaff</text:span><text:span text:style-name="T28">olding involves the teacher adjusting the level of their help to best fit the current understanding of the learner</text:span><text:span text:style-name="T29"><text:s/>(Woolfolk et al., 2014)</text:span></text:p>
      <text:p text:style-name="P30"/>
      <text:p text:style-name="P31">Both Piaget and Vygotsky highlight the importance of viewing the teacher as a facilitator of a student’s active construction of knowledge, rather than<text:s/>the traditionalist practice I experienced in school. After outlining the context of the school where I will be undertaking<text:s/><text:soft-page-break/>placement in Section 2, I will highlight how these theories of learning have informed the learning goals of my teaching practice and the methodologies I hope to incorporate.</text:p>
      <text:p text:style-name="P32"/>
      <text:p text:style-name="P33">A consequence of this, since learners progress through the cognitive stages at their own rate, is that learners can be limited by the structure of the different developmental stages. <text:s/>Acknowledging that each learner constructs their own understanding at different times, Piaget’s theory of Cognitive Development highlights the importance of differentiated instruction and being aware of learners’ current understanding. While I as a maths teacher might assume the previous knowledge of my class based on what year of school they’re in, it’s important to revisit these topics rather than assume them previously understood. Learners that were previously unable to grasp certain concepts when they first encountered them might now have progressed through the stages of cognitive development and be better able to understand and contextualise the knowledge.</text:p>
      <text:p text:style-name="P34"/>
      <text:p text:style-name="P35"/>
      <text:list text:style-name="LFO1" text:continue-numbering="true">
        <text:list-item>
          <text:p text:style-name="P36">School Context</text:p>
        </text:list-item>
      </text:list>
      <text:p text:style-name="P37"/>
      <text:p text:style-name="P38">My teaching practice will take place in a local post-primary school in Galway City that facilitates 300 students. These students are of diverse socio-economic and cultural backgrounds, and the school prides itself in promoting both academic and vocational achievement.<text:s/>I will have 2 roles in the school, one as<text:s/>a mainstream<text:s/>teacher teaching a single<text:s/>class, and another as a resource teacher during after-school study.</text:p>
      <text:p text:style-name="P39">My mainstream class is with the school’s Transition Year students, where the class is a mixture of higher level and ordinary level students. The class has 22<text:s/>students;<text:s/>however attendance fluctuates wildly. Among these students are 4 English as an Additional Language students.<text:s/>In communication with my co-operating teacher, the maths<text:s/>topic<text:s/>of my classes will be decided<text:s/>weekly based on what the co-operating teacher is currently teaching. In terms of resources, the students don’t have a textbook assigned to them for Transition Year and lessons will have to be designed around the use of preparing materials in advance as well as utilising the whiteboard and projector available in the classroom.</text:p>
      <text:p text:style-name="P40">My role as a resource teacher will involve spending two hours per week supervising the school’s Evening Study. This is a service provided free of<text:s/>charge and<text:s/>supports students of multiple years to complete their homework.<text:s/></text:p>
      <text:p text:style-name="P41"/>
      <text:list text:style-name="LFO1" text:continue-numbering="true">
        <text:list-item>
          <text:p text:style-name="P42">Learning Goals for Placement</text:p>
        </text:list-item>
      </text:list>
      <text:p text:style-name="P43">I hope to use this teaching practice as a solid foundation for my ongoing learning as a teacher. In this sense, it’s important to me that that I’m taking part in research-informed teaching. I’ve outlined in Section 1 my view on how learning takes place, and I hope to design my lessons in a way that facilitates this. My goals are to:</text:p>
      <text:list text:style-name="LFO6" text:continue-numbering="true">
        <text:list-item>
          <text:p text:style-name="P44">Utilise problem-based learning, to promote discussion in class and move away from a teacher-centred approach.</text:p>
        </text:list-item>
        <text:list-item>
          <text:p text:style-name="P45">Identify differentiated learning goals to make sure each lesson is designed in a way to support all students.</text:p>
        </text:list-item>
        <text:list-item>
          <text:p text:style-name="P46">Make use<text:s/>of<text:s/>mixed-ability grouping,<text:s/>to promote peer learning.</text:p>
        </text:list-item>
        <text:list-item>
          <text:p text:style-name="P47">Improve my questioning skills and integrate scaffolding into my practice.</text:p>
        </text:list-item>
      </text:list>
      <text:p text:style-name="P48">It’s important to plan different actions throughout my placement to ensure I’m working towards these goals:</text:p>
      <text:list text:style-name="LFO5" text:continue-numbering="true">
        <text:list-item>
          <text:p text:style-name="P49">Lesson Planning. Without a lot of time spent planning lessons, I won’t be able to create the type of learning environment that I’ve set out in my goals above. I will make use of resources provided by the Project Maths Team, as well as skills developed in other modules such as Mathematics Methodologies, to try to design lessons as best I can.</text:p>
        </text:list-item>
        <text:list-item>
          <text:p text:style-name="P50">Reflective Practice. As a pre-service teacher I believe that I<text:s/>have a lot to learn, and while it’s important for me to take part in research-informed practice,<text:s/>it<text:s/>can be overwhelming<text:s/>at times.<text:s/>By undertaking weekly reflections, I hope to investigate both my teaching successes and my teaching failures. This will be a consistent way for me to understand why different ideas did or didn’t work and help me improve<text:s/>my practice<text:s/>for the future.</text:p>
        </text:list-item>
        <text:list-item>
          <text:p text:style-name="P51">Classroom Observations. My co-operating teacher has advised that I can observe her other classes when our timetables allow, which<text:s/>is something<text:s/>that I will be sure to do. Learning from a more experienced teacher and seeing how they manage classrooms and design lessons will be an invaluable resource during placement.</text:p>
        </text:list-item>
      </text:list>
      <text:p text:style-name="P52"/>
      <text:p text:style-name="P53"/>
      <text:p text:style-name="P54"/>
      <text:p text:style-name="P55"/>
      <text:p text:style-name="P56"/>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an Lyons</meta:initial-creator>
    <dc:creator>Cian Lyons</dc:creator>
    <meta:creation-date>2020-02-06T10:21:00Z</meta:creation-date>
    <dc:date>2020-02-13T13:25:00Z</dc:date>
    <meta:template xlink:href="Normal" xlink:type="simple"/>
    <meta:editing-cycles>5</meta:editing-cycles>
    <meta:editing-duration>PT526740S</meta:editing-duration>
    <meta:document-statistic meta:page-count="5" meta:paragraph-count="20" meta:word-count="1533" meta:character-count="10255" meta:row-count="72" meta:non-whitespace-character-count="8742"/>
  </office:meta>
</office:document-meta>
</file>